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fo:text-align="center" style:justify-single-word="false" style:page-number="auto"/>
      <style:text-properties fo:language="gl" fo:country="ES"/>
    </style:style>
    <style:style style:name="P2" style:family="paragraph" style:parent-style-name="Text_20_body">
      <style:paragraph-properties fo:text-align="center" style:justify-single-word="false"/>
      <style:text-properties fo:language="gl" fo:country="ES" officeooo:paragraph-rsid="0011efbc"/>
    </style:style>
    <style:style style:name="P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rsid="00137ab5" officeooo:paragraph-rsid="00137ab5" style:font-size-asian="12pt"/>
    </style:style>
    <style:style style:name="P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37ab5" style:font-size-asian="12pt"/>
    </style:style>
    <style:style style:name="P5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37ab5" style:font-size-asian="12pt"/>
    </style:style>
    <style:style style:name="P6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53f1d" style:font-size-asian="12pt"/>
    </style:style>
    <style:style style:name="P7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82cea" style:font-size-asian="12pt"/>
    </style:style>
    <style:style style:name="P8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rsid="00153f1d" officeooo:paragraph-rsid="00153f1d" style:font-size-asian="12pt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53f1d" style:font-size-asian="12pt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rsid="0015b507" officeooo:paragraph-rsid="0015b507" style:font-size-asian="12pt"/>
    </style:style>
    <style:style style:name="P11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use-window-font-color="true" loext:opacity="0%" style:font-name="Times New Roman" fo:font-size="12pt" fo:language="gl" fo:country="ES" officeooo:rsid="0015b507" officeooo:paragraph-rsid="0015b507" style:font-name-asian="Times New Roman" style:font-size-asian="12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use-window-font-color="true" loext:opacity="0%" style:font-name="Times New Roman" fo:font-size="12pt" fo:language="gl" fo:country="ES" officeooo:rsid="0017267d" officeooo:paragraph-rsid="0015b507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use-window-font-color="true" loext:opacity="0%" style:font-name="Times New Roman" fo:font-size="12pt" fo:language="gl" fo:country="ES" officeooo:rsid="0017267d" officeooo:paragraph-rsid="0017267d" style:font-name-asian="Times New Roman" style:font-size-asian="12pt" style:font-name-complex="Times New Roman" style:font-size-complex="10pt" style:language-complex="ar" style:country-complex="SA"/>
    </style:style>
    <style:style style:name="P14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use-window-font-color="true" loext:opacity="0%" style:font-name="Times New Roman" fo:font-size="12pt" fo:language="gl" fo:country="ES" officeooo:rsid="0017267d" officeooo:paragraph-rsid="0015b507" style:font-name-asian="Times New Roman" style:font-size-asian="12pt" style:font-name-complex="Times New Roman" style:font-size-complex="10pt" style:language-complex="ar" style:country-complex="SA"/>
    </style:style>
    <style:style style:name="P15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2pt" fo:language="gl" fo:country="ES" officeooo:paragraph-rsid="0017267d" style:font-size-asian="12pt"/>
    </style:style>
    <style:style style:name="P16" style:family="paragraph" style:parent-style-name="Standard" style:list-style-name="WW8Num3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use-window-font-color="true" loext:opacity="0%" style:font-name="Times New Roman" fo:font-size="12pt" fo:language="gl" fo:country="ES" officeooo:rsid="0017267d" officeooo:paragraph-rsid="0017267d" style:font-name-asian="Times New Roman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text-align="start" style:justify-single-word="false"/>
      <style:text-properties fo:color="#7b7a78" loext:opacity="100%" style:font-name="Arial" fo:font-size="8.5pt" fo:language="gl" fo:country="ES" style:font-size-asian="8.5pt"/>
    </style:style>
    <style:style style:name="T1" style:family="text">
      <style:text-properties officeooo:rsid="0019b97e"/>
    </style:style>
    <style:style style:name="T2" style:family="text">
      <style:text-properties officeooo:rsid="0011efbc"/>
    </style:style>
    <style:style style:name="T3" style:family="text">
      <style:text-properties officeooo:rsid="00182cea"/>
    </style:style>
    <style:style style:name="T4" style:family="text">
      <style:text-properties officeooo:rsid="00137ab5"/>
    </style:style>
    <style:style style:name="T5" style:family="text">
      <style:text-properties officeooo:rsid="0015b507"/>
    </style:style>
    <style:style style:name="T6" style:family="text">
      <style:text-properties officeooo:rsid="00153f1d"/>
    </style:style>
    <style:style style:name="T7" style:family="text">
      <style:text-properties officeooo:rsid="00177641"/>
    </style:style>
    <style:style style:name="T8" style:family="text">
      <style:text-properties style:use-window-font-color="true" loext:opacity="0%" style:font-name="Times New Roman" officeooo:rsid="0017267d" style:font-name-asian="Times New Roman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officeooo:rsid="00177641" style:font-name-asian="Times New Roman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U</text:span>nidade <text:span text:style-name="T1">7</text:span> -<text:span text:style-name="T2"> </text:span><text:span text:style-name="T3">Programación</text:span></text:p>
      <text:p text:style-name="P3"/>
      <text:p text:style-name="P3"/>
      <text:p text:style-name="P4"><text:span text:style-name="T4">Crea procedemento</text:span><text:span text:style-name="T5">s</text:span><text:span text:style-name="T4"> </text:span><text:span text:style-name="T6">e funcións</text:span><text:span text:style-name="T4"> que realicen as seguintes tarefas:</text:span></text:p>
      <text:list text:style-name="WW8Num3">
        <text:list-header>
          <text:p text:style-name="P5"/>
        </text:list-header>
        <text:list-item>
          <text:p text:style-name="P6"><text:span text:style-name="T6">Un procedemento q</text:span><text:span text:style-name="T4">ue sume un a unha variable que se lle pase como parámetro (a variable deberá ser de entrada-saída para permitir que o procedemento modifique o seu valor, e para poder utilizalo despois da chamada ao procedemento).</text:span></text:p>
        </text:list-item>
        <text:list-item>
          <text:p text:style-name="P7"><text:span text:style-name="T6">Un procedemento q</text:span><text:span text:style-name="T4">ue mostre o nome do día da semana segundo un valor de entrada numérico (1 correspondería a luns, 2 a martes ...).</text:span></text:p>
        </text:list-item>
        <text:list-item>
          <text:p text:style-name="P6"><text:span text:style-name="T6">Un procedemento q</text:span><text:span text:style-name="T4">ue mostre en maiúsculas as tres primeiras letras dunha cadea de texto pasada como parámetro.</text:span></text:p>
        </text:list-item>
        <text:list-item>
          <text:p text:style-name="P6"><text:span text:style-name="T6">Un procedemento q</text:span><text:span text:style-name="T4">ue mostre concatenadas e en maiúsculas dúas cadeas de texto pasadas como parámetros.</text:span></text:p>
        </text:list-item>
        <text:list-item>
          <text:p text:style-name="P8">Unha función que devolva o valor da hipotenusa dun triángulo a partires dos valores dos seus lados.</text:p>
        </text:list-item>
        <text:list-item>
          <text:p text:style-name="P8">Unha función que calcule o total de puntos nun partido tomando como entrada o resultado en formato 'xxx-xxx'.</text:p>
        </text:list-item>
        <text:list-item>
          <text:p text:style-name="P8">Unha función que devolva 1 ou 0 se un número é divisible por outro ou non.</text:p>
        </text:list-item>
        <text:list-item>
          <text:p text:style-name="P8">Unha función que devolva o maior de tres números pasados como parámetros.</text:p>
        </text:list-item>
        <text:list-item>
          <text:p text:style-name="P8">Unha función, sobre a base de datos liga, que devolva 1 se gañou o visitante e 0 en caso contrario. O parámetro de entrada é o resultado co formato 'xxx-xxx'.</text:p>
        </text:list-item>
        <text:list-item>
          <text:p text:style-name="P6"><text:span text:style-name="T6">Un procedemento q</text:span><text:span text:style-name="T4">ue diga se a palabra pasada como parámetro é palíndroma.</text:span></text:p>
        </text:list-item>
        <text:list-item>
          <text:p text:style-name="P8">Unha función, na base de datos liga, que comprobe se os partidos gañados por un equipo coinciden co campo pg na táboa equipo.</text:p>
        </text:list-item>
        <text:list-item>
          <text:p text:style-name="P8">Unha función para inserir rexistros de movementos na conta dun cliente comprobando previamente que a data é menor que a actual e que a operación non deixa a conta en negativo, a función devolverá un 0 en caso de erro de entrada e 1 en calquera outro caso.</text:p>
        </text:list-item>
        <text:list-item>
          <text:p text:style-name="P8">Un procedemento que mostre a suma dos primeiros n números enteiros, sendo n un parámetro de entrada.</text:p>
        </text:list-item>
        <text:list-item>
          <text:p text:style-name="P8">Un procedemento que mostra a suma dos términos 1/n, con n entre 1 e m (é dicir, 1/2+1/3+...), sendo m o parámetro de entrada. Ten en conta que m non pode ser 0.</text:p>
        </text:list-item>
        <text:list-item>
          <text:p text:style-name="P8">Unha función que determine se un número é primo, devolvendo 1 ou 0.</text:p>
        </text:list-item>
        <text:list-item>
          <text:p text:style-name="P8">Unha función que, usando a anterior, calcule a suma dos primeiros m números primos empezando no 1.</text:p>
        </text:list-item>
        <text:list-item>
          <text:p text:style-name="P8">Un procedemento para xerar e almacenar na táboa primos(id, número) da base de datos test os primeiros números primos comprendidos entre 1 e m (parámetro de entrada). Modifica o procedemento para almacenar na variable de saída @np o número de primos almacenado.</text:p>
        </text:list-item>
        <text:list-item>
          <text:p text:style-name="P6"><text:soft-page-break/><text:span text:style-name="T6">Un procedemento que xere n rexistros aleatorios na táboa mov</text:span><text:span text:style-name="T7">e</text:span><text:span text:style-name="T6">mentos da base de datos ebanca. Cada rexistro deberá conter datos de clientes e contas existentes, a cantidade deberá estar entre 1 e 100000; e a data será a actual.</text:span></text:p>
        </text:list-item>
        <text:list-item>
          <text:p text:style-name="P6"><text:span text:style-name="T6">Un procedemento q</text:span><text:span text:style-name="T4">ue mostre o nome do autor que tivese publicado máis noticias no último mes.</text:span></text:p>
        </text:list-item>
        <text:list-item>
          <text:p text:style-name="P6"><text:span text:style-name="T6">Un procedemento q</text:span><text:span text:style-name="T4">ue use cursores para mostrar os datos do cliente, a conta e o saldo dos clientes con saldo negativo nalgunha das súas contas.</text:span></text:p>
        </text:list-item>
        <text:list-item>
          <text:p text:style-name="P6"><text:span text:style-name="T6">Un procedemento q</text:span><text:span text:style-name="T4">ue calcule a suma de tódolos ingresos e cargos (por separado) en tódalas contas de ebanca.</text:span></text:p>
        </text:list-item>
        <text:list-item>
          <text:p text:style-name="P6"><text:span text:style-name="T6">Un procedemento q</text:span><text:span text:style-name="T4">ue mostre o número máximo de partidos seguidos gañados por un equipo en casa.</text:span></text:p>
        </text:list-item>
      </text:list>
      <text:p text:style-name="P9"/>
      <text:p text:style-name="P9"/>
      <text:p text:style-name="P10">Crea disparadores para realizar as seguintes tarefas:</text:p>
      <text:list text:continue-numbering="true" text:style-name="WW8Num3">
        <text:list-item text:start-value="1">
          <text:p text:style-name="P11">Que cree un rexistro na táboa nrojos da base de datos ebanca cos campos cliente, conta, data e saldo cada vez que algún cliente se quede en números vermellos nalgunha das súas contas.</text:p>
        </text:list-item>
        <text:list-item>
          <text:p text:style-name="P11">Que cada vez que se rexistre un partido se actualicen os campos pg e pp segundo o caso na táboa equipo.</text:p>
        </text:list-item>
        <text:list-item>
          <text:p text:style-name="P11">Que cada vez que se borre unha noticia da base de datos motorblog, rexistre na táboa log_borrados o título da noticia, o usuario e a data e hora.</text:p>
        </text:list-item>
        <text:list-item>
          <text:p text:style-name="P11">Que cada vez que un cliente de ebanca ingrese máis de 1000 euros se lle bonifique con 100, só para clientes con contas que superen tres anos de antigüidade e entre o 1 de xaneiro de 2014 e o 31 de marzo de 2014.</text:p>
        </text:list-item>
        <text:list-item>
          <text:p text:style-name="P11">Que cada vez que se actualice o campo pg ou pp na táboa equipo da base de datos liga se actualice o campo posto.</text:p>
        </text:list-item>
      </text:list>
      <text:p text:style-name="P12"/>
      <text:p text:style-name="P12"/>
      <text:p text:style-name="P13">Crea eventos para cumprir as seguintes condicións:</text:p>
      <text:list text:continue-numbering="true" text:style-name="WW8Num3">
        <text:list-item text:start-value="1">
          <text:p text:style-name="P14">Que cargue unha comisión do 2% sobre as contas en números vermellos cada primeiro de mes comenzando o 1 de xaneiro de 2014.</text:p>
        </text:list-item>
        <text:list-item>
          <text:p text:style-name="P15"><text:span text:style-name="T8">Que rexistre diariamente os movementos superiores a 1000 euros nunha táboa temp. Créao desa</text:span><text:span text:style-name="T9">c</text:span><text:span text:style-name="T8">t</text:span><text:span text:style-name="T9">iv</text:span><text:span text:style-name="T8">ado.</text:span></text:p>
        </text:list-item>
        <text:list-item>
          <text:p text:style-name="P16">Que catro veces ao ano elimine os usuarios do blog que non publican fai máis de tres meses (podes crear un procedemento que devolva o número de noticias dun autor a partires dunha data dada).</text:p>
        </text:list-item>
        <text:list-item>
          <text:p text:style-name="P15"><text:span text:style-name="T8">Programa un</text:span><text:span text:style-name="T9">ha</text:span><text:span text:style-name="T8"> an</text:span><text:span text:style-name="T9">á</text:span><text:span text:style-name="T8">lis</text:span><text:span text:style-name="T9">e</text:span><text:span text:style-name="T8"> (ANALYZE) das táboas da base de datos liga para o 1 de marzo de 2014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%1%)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Standard">
      <style:paragraph-properties style:page-number="auto">
        <style:tab-stops>
          <style:tab-stop style:position="16.999cm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5cm" style:type="center"/>
          <style:tab-stop style:position="16.963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en" fo:country="GB" fo:font-style="italic" officeooo:rsid="00182cea" style:font-style-asian="italic"/>
    </style:style>
    <style:style style:name="MT2" style:family="text">
      <style:text-properties fo:language="en" fo:country="GB" fo:font-style="italic" officeooo:rsid="0019b97e" style:font-style-asian="italic"/>
    </style:style>
    <style:style style:name="MT3" style:family="text">
      <style:text-properties fo:language="en" fo:country="GB" fo:font-style="italic" style:font-style-asian="italic"/>
    </style:style>
    <style:style style:name="MT4" style:family="text">
      <style:text-properties fo:font-style="italic" style:font-style-asian="italic"/>
    </style:style>
    <style:style style:name="MT5" style:family="text">
      <style:text-properties officeooo:rsid="0019b97e"/>
    </style:style>
    <style:style style:name="MT6" style:family="text">
      <style:text-properties officeooo:rsid="00137ab5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</text:span><text:span text:style-name="MT2">m</text:span><text:span text:style-name="MT3"><text:tab/></text:span><text:span text:style-name="MT1">1</text:span><text:span text:style-name="MT4">º Curso</text:span></text:p>
      </style:header>
      <style:footer>
        <text:p text:style-name="MP2">Exercicios UD<text:span text:style-name="MT5">7</text:span><text:span text:style-name="MT6">.</text:span> Folla 1<text:tab/><text:tab/>Páx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>1</dc:title>
    <meta:initial-creator>Enrique Cabañas Olmo</meta:initial-creator>
    <meta:creation-date>2006-10-24T16:27:00</meta:creation-date>
    <dc:date>2025-03-21T12:15:42.428000000</dc:date>
    <meta:print-date>2008-10-14T09:02:03</meta:print-date>
    <meta:editing-cycles>30</meta:editing-cycles>
    <meta:editing-duration>PT2H55M10S</meta:editing-duration>
    <meta:document-statistic meta:table-count="0" meta:image-count="0" meta:object-count="0" meta:page-count="2" meta:paragraph-count="37" meta:word-count="813" meta:character-count="4451" meta:non-whitespace-character-count="3705"/>
    <meta:user-defined meta:name="Info 1"/>
    <meta:user-defined meta:name="Info 2"/>
    <meta:user-defined meta:name="Info 3"/>
    <meta:user-defined meta:name="Info 4"/>
  </office:meta>
</office:document-meta>
</file>